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writing-mode="lr-tb"/>
      <style:text-properties officeooo:rsid="0006908b" officeooo:paragraph-rsid="0006908b"/>
    </style:style>
    <style:style style:name="P3" style:family="paragraph" style:parent-style-name="Standard">
      <style:paragraph-properties style:writing-mode="lr-tb"/>
      <style:text-properties officeooo:rsid="0006908b" officeooo:paragraph-rsid="0008389a"/>
    </style:style>
    <style:style style:name="P4" style:family="paragraph" style:parent-style-name="Standard">
      <style:paragraph-properties style:writing-mode="lr-tb"/>
      <style:text-properties style:text-line-through-style="solid" style:text-line-through-type="single" officeooo:rsid="001510b8" officeooo:paragraph-rsid="001510b8"/>
    </style:style>
    <style:style style:name="P5" style:family="paragraph" style:parent-style-name="Standard">
      <style:paragraph-properties style:writing-mode="lr-tb"/>
      <style:text-properties style:text-line-through-style="solid" style:text-line-through-type="single" officeooo:rsid="001830ac" officeooo:paragraph-rsid="001830ac"/>
    </style:style>
    <style:style style:name="T1" style:family="text">
      <style:text-properties officeooo:rsid="0008389a"/>
    </style:style>
    <style:style style:name="T2" style:family="text">
      <style:text-properties officeooo:rsid="000a798c"/>
    </style:style>
    <style:style style:name="T3" style:family="text">
      <style:text-properties officeooo:rsid="000d754c"/>
    </style:style>
    <style:style style:name="T4" style:family="text">
      <style:text-properties officeooo:rsid="000e0d65"/>
    </style:style>
    <style:style style:name="T5" style:family="text">
      <style:text-properties officeooo:rsid="000f08e8"/>
    </style:style>
    <style:style style:name="T6" style:family="text">
      <style:text-properties officeooo:rsid="00107bbc"/>
    </style:style>
    <style:style style:name="T7" style:family="text">
      <style:text-properties officeooo:rsid="001510b8"/>
    </style:style>
    <style:style style:name="T8" style:family="text">
      <style:text-properties officeooo:rsid="00159472"/>
    </style:style>
    <style:style style:name="T9" style:family="text">
      <style:text-properties officeooo:rsid="001830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am Dad User Stories</text:p>
      <text:p text:style-name="P1"/>
      <text:p text:style-name="P4">1. Visitor can view posts.</text:p>
      <text:p text:style-name="P4">Pre-Conditions: View and post exist.</text:p>
      <text:p text:style-name="P5">Post-Conditions: Posts appear on homepage.</text:p>
      <text:p text:style-name="P1"/>
      <text:p text:style-name="P1"><text:span text:style-name="T7">2</text:span>. Owner can add stylized posts, categorized by hashtags, without <text:span text:style-name="T1">HTML.</text:span></text:p>
      <text:p text:style-name="P2">P<text:span text:style-name="T1">re</text:span>-Conditions: <text:span text:style-name="T3">A text editor for non-HTML posting.</text:span></text:p>
      <text:p text:style-name="P2">P<text:span text:style-name="T1">ost</text:span>-Conditions: <text:span text:style-name="T4">Posts created in the text editor are published to the blog in correct format. Owner can tag their posts for visitor searches.</text:span></text:p>
      <text:p text:style-name="P1"/>
      <text:p text:style-name="P1"><text:span text:style-name="T7">3</text:span>. Visitor can <text:span text:style-name="T2">search and view</text:span> posts by <text:span text:style-name="T2">hashtag</text:span>.</text:p>
      <text:p text:style-name="P2">Pre-Conditions: <text:span text:style-name="T2">Owner and marketing have ability to post and add hashtags. </text:span></text:p>
      <text:p text:style-name="P2">Post-Conditions: <text:span text:style-name="T6">All posts tagged with searched-for term will be grouped on a page and viewable.</text:span></text:p>
      <text:p text:style-name="P2"/>
      <text:p text:style-name="P1"><text:span text:style-name="T7">4</text:span>. Owner can add static pages without <text:span text:style-name="T8">writing HTML.</text:span></text:p>
      <text:p text:style-name="P2">P<text:span text:style-name="T1">re</text:span>-Conditions: <text:span text:style-name="T1">Text editor.</text:span></text:p>
      <text:p text:style-name="P2">P<text:span text:style-name="T1">ost</text:span>-Conditions: <text:span text:style-name="T9">Static pages appended by the owner appear as linked tabs in the navigation.</text:span></text:p>
      <text:p text:style-name="P2"/>
      <text:p text:style-name="P1"><text:span text:style-name="T7">5</text:span>. Marketing can create post <text:span text:style-name="T5">which will not publish without owner’s approval</text:span>.</text:p>
      <text:p text:style-name="P3">P<text:span text:style-name="T1">re</text:span>-Conditions: <text:span text:style-name="T5">The ability to create posts, authentication.</text:span></text:p>
      <text:p text:style-name="P3">P<text:span text:style-name="T1">ost</text:span>-Conditions: <text:span text:style-name="T5">Posts created by marketing will be visible only to Owner and marked ‘pending approval’.</text:span></text:p>
      <text:p text:style-name="P1"/>
      <text:p text:style-name="P1"><text:span text:style-name="T7">6</text:span>. Owner can publish others' posts.</text:p>
      <text:p text:style-name="P3">P<text:span text:style-name="T1">re</text:span>-Conditions: <text:span text:style-name="T1">Pending posts.</text:span></text:p>
      <text:p text:style-name="P3">P<text:span text:style-name="T1">ost</text:span>-Conditions: <text:span text:style-name="T9">Posts created by marketing and placed in the ‘pending-approval’ area are visible to the public when approved.</text:span></text:p>
      <text:p text:style-name="P1"/>
      <text:p text:style-name="P1"><text:span text:style-name="T7">7</text:span>. Owner can schedule posts and posts can expire.</text:p>
      <text:p text:style-name="P3">P<text:span text:style-name="T1">re</text:span>-Conditions: <text:span text:style-name="T1">Posts with hashtags.</text:span></text:p>
      <text:p text:style-name="P3">P<text:span text:style-name="T1">ost</text:span>-Conditions: <text:span text:style-name="T9">Posts are published when the scheduled execution time is reached. Posts are deleted or hidden when their expiration dates are reach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2T10:54:40.621529403</meta:creation-date>
    <dc:date>2016-08-08T15:16:45.809520907</dc:date>
    <meta:editing-duration>PT3H1M33S</meta:editing-duration>
    <meta:editing-cycles>11</meta:editing-cycles>
    <meta:generator>LibreOffice/5.1.4.2$Linux_X86_64 LibreOffice_project/10m0$Build-2</meta:generator>
    <meta:document-statistic meta:table-count="0" meta:image-count="0" meta:object-count="0" meta:page-count="1" meta:paragraph-count="22" meta:word-count="217" meta:character-count="1447" meta:non-whitespace-character-count="1251"/>
  </office:meta>
</office:document-meta>
</file>